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6000000B400E75B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336cm" svg:height="15.494cm" svg:x="0.096cm" svg:y="0.254cm">
          <draw:image xlink:href="Pictures/10000000000001B6000000B400E75B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23:56:39.640292034</meta:creation-date>
    <dc:date>2014-10-20T23:57:26.471821258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